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SERVICIOS GENERALES EL PIURANO E.I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AQ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FLORES OHA, ALFONS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ILAQUITA PAUCAR, BANELY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GALLINA BB ROJA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GALLINA BB NEGRA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9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05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2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26366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21:51:1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